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O ENTRA NINGUNO CON MOCHILAS DE TAMAÑO VARIABLE</text:p>
          </table:table-cell>
          <table:table-cell table:number-columns-repeated="3"/>
          <table:table-cell office:value-type="string">
            <text:p>ENTRAN TODOS</text:p>
          </table:table-cell>
          <table:table-cell table:number-columns-repeated="3"/>
          <table:table-cell office:value-type="string">
            <text:p>ENTRAN RANDO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07743">
            <text:p>60774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793447">
            <text:p>1079344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60222">
            <text:p>66022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77756">
            <text:p>97775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7699076">
            <text:p>1769907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9282">
            <text:p>11792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449796">
            <text:p>144979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7647025">
            <text:p>2764702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790980">
            <text:p>17909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641932">
            <text:p>164193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5567742">
            <text:p>3556774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233578">
            <text:p>2233578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013949">
            <text:p>201394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5149554">
            <text:p>4514955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750679">
            <text:p>275067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3591293">
            <text:p>5359129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249154">
            <text:p>32491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2328588">
            <text:p>62328588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674107">
            <text:p>3674107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1164402">
            <text:p>7116440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147093">
            <text:p>41470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80237935">
            <text:p>8023793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600475">
            <text:p>4600475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89907973">
            <text:p>8990797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5017096">
            <text:p>50170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97699291">
            <text:p>97699291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383233">
            <text:p>53832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06433156">
            <text:p>10643315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136091">
            <text:p>61360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15568447">
            <text:p>115568447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342441">
            <text:p>63424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24342993">
            <text:p>12434299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636527">
            <text:p>663652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33416527">
            <text:p>13341652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124708">
            <text:p>7124708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2263124">
            <text:p>14226312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857471">
            <text:p>78574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0522529">
            <text:p>150522529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437799">
            <text:p>84377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7864328">
            <text:p>786432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59480388">
            <text:p>15948038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769626">
            <text:p>8769626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449558">
            <text:p>8449558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68732333">
            <text:p>16873233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076455">
            <text:p>9076455</text:p>
          </table:table-cell>
          <table:table-cell office:value-type="float" office:value="95">
            <text:p>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entran una cantidad par de elementos en las mochilas</text:p>
          </table:table-cell>
          <table:table-cell table:number-columns-repeated="3"/>
          <table:table-cell office:value-type="string">
            <text:p>entra un unico elemento en cada mochila</text:p>
          </table:table-cell>
          <table:table-cell table:number-columns-repeated="3"/>
          <table:table-cell office:value-type="string">
            <text:p>entra un solo elemento en una unica mochila y el resto quedan vacia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15128">
            <text:p>6151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56300">
            <text:p>65630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14616">
            <text:p>8146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054786">
            <text:p>105478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6363">
            <text:p>97636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45974">
            <text:p>9459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650799">
            <text:p>165079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42978">
            <text:p>144297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190064">
            <text:p>11900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079674">
            <text:p>2079674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55666">
            <text:p>195566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620899">
            <text:p>1620899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545308">
            <text:p>254530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394833">
            <text:p>239483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87514">
            <text:p>20875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3027608">
            <text:p>302760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897719">
            <text:p>2897719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03645">
            <text:p>25036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405507">
            <text:p>340550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379039">
            <text:p>337903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2867330">
            <text:p>286733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886827">
            <text:p>388682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799580">
            <text:p>379958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592740">
            <text:p>35927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422063">
            <text:p>4422063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277470">
            <text:p>4277470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769192">
            <text:p>376919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861720">
            <text:p>486172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831329">
            <text:p>483132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147581">
            <text:p>41475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5385192">
            <text:p>538519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269517">
            <text:p>5269517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588219">
            <text:p>45882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57165">
            <text:p>615716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800831">
            <text:p>580083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124433">
            <text:p>51244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98338">
            <text:p>6198338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252251">
            <text:p>625225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5395972">
            <text:p>53959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25720">
            <text:p>682572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7177639">
            <text:p>7177639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816513">
            <text:p>58165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173230">
            <text:p>717323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236946">
            <text:p>7236946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194904">
            <text:p>6194904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7471727">
            <text:p>747172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67782">
            <text:p>766778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637011">
            <text:p>6637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8023137">
            <text:p>8023137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144690">
            <text:p>814469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7007558">
            <text:p>7007558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901471">
            <text:p>890147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894116">
            <text:p>889411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613864">
            <text:p>76138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8905883">
            <text:p>890588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162225">
            <text:p>916222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8713252">
            <text:p>8713252</text:p>
          </table:table-cell>
          <table:table-cell office:value-type="float" office:value="95">
            <text:p>95</text:p>
          </table:table-cell>
        </table:table-row>
        <table:table-row table:style-name="ro2" table:number-rows-repeated="8">
          <table:table-cell table:number-columns-repeated="11"/>
        </table:table-row>
        <table:table-row table:style-name="ro3">
          <table:table-cell table:number-columns-repeated="2"/>
          <table:table-cell office:value-type="string">
            <text:p>O(n3 * k)</text:p>
          </table:table-cell>
          <table:table-cell table:number-columns-repeated="2"/>
          <table:table-cell office:value-type="string">
            <text:p>NO ENTRA NINGUNO CON MOCHILAS DE TAMAÑO VARIAB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7541.66666666667">
            <text:p>7542</text:p>
          </table:table-cell>
          <table:table-cell table:number-columns-repeated="2"/>
          <table:table-cell office:value-type="float" office:value="607743">
            <text:p>607743</text:p>
          </table:table-cell>
          <table:table-cell office:value-type="float" office:value="5">
            <text:p>5</text:p>
          </table:table-cell>
          <table:table-cell/>
          <table:table-cell office:value-type="float" office:value="10793447">
            <text:p>10793447</text:p>
          </table:table-cell>
          <table:table-cell/>
          <table:table-cell table:formula="of:=[.I59]-[.F59]" office:value-type="float" office:value="10185704">
            <text:p>10185704</text:p>
          </table:table-cell>
        </table:table-row>
        <table:table-row table:style-name="ro1">
          <table:table-cell table:number-columns-repeated="2"/>
          <table:table-cell table:style-name="ce2" office:value-type="float" office:value="9680.15939597315">
            <text:p>9680</text:p>
          </table:table-cell>
          <table:table-cell table:number-columns-repeated="2"/>
          <table:table-cell office:value-type="float" office:value="977756">
            <text:p>977756</text:p>
          </table:table-cell>
          <table:table-cell office:value-type="float" office:value="10">
            <text:p>10</text:p>
          </table:table-cell>
          <table:table-cell/>
          <table:table-cell office:value-type="float" office:value="17699076">
            <text:p>17699076</text:p>
          </table:table-cell>
          <table:table-cell/>
          <table:table-cell table:formula="of:=[.I60]-[.F60]" office:value-type="float" office:value="16721320">
            <text:p>16721320</text:p>
          </table:table-cell>
        </table:table-row>
        <table:table-row table:style-name="ro1">
          <table:table-cell table:number-columns-repeated="2"/>
          <table:table-cell table:style-name="ce2" office:value-type="float" office:value="11999.5777027027">
            <text:p>12000</text:p>
          </table:table-cell>
          <table:table-cell table:number-columns-repeated="2"/>
          <table:table-cell office:value-type="float" office:value="1449796">
            <text:p>1449796</text:p>
          </table:table-cell>
          <table:table-cell office:value-type="float" office:value="15">
            <text:p>15</text:p>
          </table:table-cell>
          <table:table-cell/>
          <table:table-cell office:value-type="float" office:value="27647025">
            <text:p>27647025</text:p>
          </table:table-cell>
          <table:table-cell/>
          <table:table-cell table:formula="of:=[.I61]-[.F61]" office:value-type="float" office:value="26197229">
            <text:p>26197229</text:p>
          </table:table-cell>
        </table:table-row>
        <table:table-row table:style-name="ro1">
          <table:table-cell table:number-columns-repeated="2"/>
          <table:table-cell table:style-name="ce2" office:value-type="float" office:value="16894.1326530612">
            <text:p>16894</text:p>
          </table:table-cell>
          <table:table-cell table:number-columns-repeated="2"/>
          <table:table-cell office:value-type="float" office:value="1641932">
            <text:p>1641932</text:p>
          </table:table-cell>
          <table:table-cell office:value-type="float" office:value="20">
            <text:p>20</text:p>
          </table:table-cell>
          <table:table-cell/>
          <table:table-cell office:value-type="float" office:value="35567742">
            <text:p>35567742</text:p>
          </table:table-cell>
          <table:table-cell/>
          <table:table-cell table:formula="of:=[.I62]-[.F62]" office:value-type="float" office:value="33925810">
            <text:p>33925810</text:p>
          </table:table-cell>
        </table:table-row>
        <table:table-row table:style-name="ro1">
          <table:table-cell table:number-columns-repeated="2"/>
          <table:table-cell table:style-name="ce2" office:value-type="float" office:value="19463.8270547945">
            <text:p>19464</text:p>
          </table:table-cell>
          <table:table-cell table:number-columns-repeated="2"/>
          <table:table-cell office:value-type="float" office:value="2013949">
            <text:p>2013949</text:p>
          </table:table-cell>
          <table:table-cell office:value-type="float" office:value="25">
            <text:p>25</text:p>
          </table:table-cell>
          <table:table-cell/>
          <table:table-cell office:value-type="float" office:value="45149554">
            <text:p>45149554</text:p>
          </table:table-cell>
          <table:table-cell/>
          <table:table-cell table:formula="of:=[.I63]-[.F63]" office:value-type="float" office:value="43135605">
            <text:p>43135605</text:p>
          </table:table-cell>
        </table:table-row>
        <table:table-row table:style-name="ro1">
          <table:table-cell table:number-columns-repeated="2"/>
          <table:table-cell table:style-name="ce2" office:value-type="float" office:value="21813.5775862069">
            <text:p>21814</text:p>
          </table:table-cell>
          <table:table-cell table:number-columns-repeated="2"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/>
          <table:table-cell office:value-type="float" office:value="53591293">
            <text:p>53591293</text:p>
          </table:table-cell>
          <table:table-cell/>
          <table:table-cell table:formula="of:=[.I64]-[.F64]" office:value-type="float" office:value="51084707">
            <text:p>51084707</text:p>
          </table:table-cell>
        </table:table-row>
        <table:table-row table:style-name="ro1">
          <table:table-cell table:number-columns-repeated="2"/>
          <table:table-cell table:style-name="ce2" office:value-type="float" office:value="24179.6875">
            <text:p>24180</text:p>
          </table:table-cell>
          <table:table-cell table:number-columns-repeated="2"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/>
          <table:table-cell office:value-type="float" office:value="62328588">
            <text:p>62328588</text:p>
          </table:table-cell>
          <table:table-cell/>
          <table:table-cell table:formula="of:=[.I65]-[.F65]" office:value-type="float" office:value="59423026">
            <text:p>59423026</text:p>
          </table:table-cell>
        </table:table-row>
        <table:table-row table:style-name="ro1">
          <table:table-cell table:number-columns-repeated="2"/>
          <table:table-cell table:style-name="ce2" table:formula="of:=[.C65]+3485" office:value-type="float" office:value="27664.6875">
            <text:p>27665</text:p>
          </table:table-cell>
          <table:table-cell table:number-columns-repeated="2"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/>
          <table:table-cell office:value-type="float" office:value="71164402">
            <text:p>71164402</text:p>
          </table:table-cell>
          <table:table-cell/>
          <table:table-cell table:formula="of:=[.I66]-[.F66]" office:value-type="float" office:value="67846631">
            <text:p>67846631</text:p>
          </table:table-cell>
        </table:table-row>
        <table:table-row table:style-name="ro1">
          <table:table-cell table:number-columns-repeated="2"/>
          <table:table-cell table:style-name="ce2" table:formula="of:=[.C66]+3485" office:value-type="float" office:value="31149.6875">
            <text:p>31150</text:p>
          </table:table-cell>
          <table:table-cell table:number-columns-repeated="2"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/>
          <table:table-cell office:value-type="float" office:value="80237935">
            <text:p>80237935</text:p>
          </table:table-cell>
          <table:table-cell/>
          <table:table-cell table:formula="of:=[.I67]-[.F67]" office:value-type="float" office:value="76495210">
            <text:p>76495210</text:p>
          </table:table-cell>
        </table:table-row>
        <table:table-row table:style-name="ro1">
          <table:table-cell table:number-columns-repeated="2"/>
          <table:table-cell table:style-name="ce2" table:formula="of:=[.C67]+3485" office:value-type="float" office:value="34634.6875">
            <text:p>34635</text:p>
          </table:table-cell>
          <table:table-cell table:number-columns-repeated="2"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/>
          <table:table-cell office:value-type="float" office:value="89907973">
            <text:p>89907973</text:p>
          </table:table-cell>
          <table:table-cell/>
          <table:table-cell table:formula="of:=[.I68]-[.F68]" office:value-type="float" office:value="85777056">
            <text:p>85777056</text:p>
          </table:table-cell>
        </table:table-row>
        <table:table-row table:style-name="ro1">
          <table:table-cell table:number-columns-repeated="2"/>
          <table:table-cell table:style-name="ce2" table:formula="of:=[.C68]+3485" office:value-type="float" office:value="38119.6875">
            <text:p>38120</text:p>
          </table:table-cell>
          <table:table-cell table:number-columns-repeated="2"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/>
          <table:table-cell office:value-type="float" office:value="97699291">
            <text:p>97699291</text:p>
          </table:table-cell>
          <table:table-cell/>
          <table:table-cell table:formula="of:=[.I69]-[.F69]" office:value-type="float" office:value="93108621">
            <text:p>93108621</text:p>
          </table:table-cell>
        </table:table-row>
        <table:table-row table:style-name="ro1">
          <table:table-cell table:number-columns-repeated="2"/>
          <table:table-cell table:style-name="ce2" table:formula="of:=[.C69]+3485" office:value-type="float" office:value="41604.6875">
            <text:p>41605</text:p>
          </table:table-cell>
          <table:table-cell table:number-columns-repeated="2"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/>
          <table:table-cell office:value-type="float" office:value="106433156">
            <text:p>106433156</text:p>
          </table:table-cell>
          <table:table-cell/>
          <table:table-cell table:formula="of:=[.I70]-[.F70]" office:value-type="float" office:value="101338620">
            <text:p>101338620</text:p>
          </table:table-cell>
        </table:table-row>
        <table:table-row table:style-name="ro1">
          <table:table-cell table:number-columns-repeated="2"/>
          <table:table-cell table:style-name="ce2" table:formula="of:=[.C70]+3485" office:value-type="float" office:value="45089.6875">
            <text:p>45090</text:p>
          </table:table-cell>
          <table:table-cell table:number-columns-repeated="2"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/>
          <table:table-cell office:value-type="float" office:value="115568447">
            <text:p>115568447</text:p>
          </table:table-cell>
          <table:table-cell/>
          <table:table-cell table:formula="of:=[.I71]-[.F71]" office:value-type="float" office:value="110212665">
            <text:p>110212665</text:p>
          </table:table-cell>
        </table:table-row>
        <table:table-row table:style-name="ro1">
          <table:table-cell table:number-columns-repeated="2"/>
          <table:table-cell table:style-name="ce2" table:formula="of:=[.C71]+3485" office:value-type="float" office:value="48574.6875">
            <text:p>48575</text:p>
          </table:table-cell>
          <table:table-cell table:number-columns-repeated="2"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/>
          <table:table-cell office:value-type="float" office:value="124342993">
            <text:p>124342993</text:p>
          </table:table-cell>
          <table:table-cell/>
          <table:table-cell table:formula="of:=[.I72]-[.F72]" office:value-type="float" office:value="118510303">
            <text:p>118510303</text:p>
          </table:table-cell>
        </table:table-row>
        <table:table-row table:style-name="ro1">
          <table:table-cell table:number-columns-repeated="2"/>
          <table:table-cell table:style-name="ce2" table:formula="of:=[.C72]+3485" office:value-type="float" office:value="52059.6875">
            <text:p>52060</text:p>
          </table:table-cell>
          <table:table-cell table:number-columns-repeated="2"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/>
          <table:table-cell office:value-type="float" office:value="133416527">
            <text:p>133416527</text:p>
          </table:table-cell>
          <table:table-cell/>
          <table:table-cell table:formula="of:=[.I73]-[.F73]" office:value-type="float" office:value="127190253">
            <text:p>127190253</text:p>
          </table:table-cell>
        </table:table-row>
        <table:table-row table:style-name="ro1">
          <table:table-cell table:number-columns-repeated="2"/>
          <table:table-cell table:style-name="ce2" table:formula="of:=[.C73]+3485" office:value-type="float" office:value="55544.6875">
            <text:p>55545</text:p>
          </table:table-cell>
          <table:table-cell table:number-columns-repeated="2"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/>
          <table:table-cell office:value-type="float" office:value="142263124">
            <text:p>142263124</text:p>
          </table:table-cell>
          <table:table-cell/>
          <table:table-cell table:formula="of:=[.I74]-[.F74]" office:value-type="float" office:value="135634934">
            <text:p>135634934</text:p>
          </table:table-cell>
        </table:table-row>
        <table:table-row table:style-name="ro1">
          <table:table-cell table:number-columns-repeated="2"/>
          <table:table-cell table:style-name="ce2" table:formula="of:=[.C74]+3485" office:value-type="float" office:value="59029.6875">
            <text:p>59030</text:p>
          </table:table-cell>
          <table:table-cell table:number-columns-repeated="2"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/>
          <table:table-cell office:value-type="float" office:value="150522529">
            <text:p>150522529</text:p>
          </table:table-cell>
          <table:table-cell/>
          <table:table-cell table:formula="of:=[.I75]-[.F75]" office:value-type="float" office:value="143483599">
            <text:p>143483599</text:p>
          </table:table-cell>
        </table:table-row>
        <table:table-row table:style-name="ro1">
          <table:table-cell table:number-columns-repeated="2"/>
          <table:table-cell table:style-name="ce2" table:formula="of:=[.C75]+3485" office:value-type="float" office:value="62514.6875">
            <text:p>62515</text:p>
          </table:table-cell>
          <table:table-cell table:number-columns-repeated="2"/>
          <table:table-cell office:value-type="float" office:value="7864328">
            <text:p>7864328</text:p>
          </table:table-cell>
          <table:table-cell office:value-type="float" office:value="90">
            <text:p>90</text:p>
          </table:table-cell>
          <table:table-cell/>
          <table:table-cell office:value-type="float" office:value="159480388">
            <text:p>159480388</text:p>
          </table:table-cell>
          <table:table-cell/>
          <table:table-cell table:formula="of:=[.I76]-[.F76]" office:value-type="float" office:value="151616060">
            <text:p>151616060</text:p>
          </table:table-cell>
        </table:table-row>
        <table:table-row table:style-name="ro1">
          <table:table-cell table:number-columns-repeated="2"/>
          <table:table-cell table:style-name="ce2" table:formula="of:=[.C76]+3485" office:value-type="float" office:value="65999.6875">
            <text:p>66000</text:p>
          </table:table-cell>
          <table:table-cell table:number-columns-repeated="2"/>
          <table:table-cell office:value-type="float" office:value="8449558">
            <text:p>8449558</text:p>
          </table:table-cell>
          <table:table-cell office:value-type="float" office:value="95">
            <text:p>95</text:p>
          </table:table-cell>
          <table:table-cell/>
          <table:table-cell office:value-type="float" office:value="168732333">
            <text:p>168732333</text:p>
          </table:table-cell>
          <table:table-cell/>
          <table:table-cell table:formula="of:=[.I77]-[.F77]" office:value-type="float" office:value="160282775">
            <text:p>160282775</text:p>
          </table:table-cell>
        </table:table-row>
        <table:table-row table:style-name="ro1">
          <table:table-cell table:number-columns-repeated="2"/>
          <table:table-cell table:style-name="ce2" table:formula="of:=[.C77]+3485" office:value-type="float" office:value="69484.6875">
            <text:p>69485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[.C78]+3485" office:value-type="float" office:value="72969.6875">
            <text:p>7297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[.C79]+3485" office:value-type="float" office:value="76454.6875">
            <text:p>76455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[.C80]+3485" office:value-type="float" office:value="79939.6875">
            <text:p>7994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[.C81]+3485" office:value-type="float" office:value="83424.6875">
            <text:p>83425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[.C82]+3485" office:value-type="float" office:value="86909.6875">
            <text:p>86910</text:p>
          </table:table-cell>
          <table:table-cell table:number-columns-repeated="3"/>
          <table:table-cell table:formula="of:=2500/19" office:value-type="float" office:value="131.578947368421">
            <text:p>131,5789473684</text:p>
          </table:table-cell>
          <table:table-cell/>
          <table:table-cell table:style-name="ce2"/>
          <table:table-cell table:number-columns-repeated="2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7"/>
          <table:table-cell table:formula="of:=3000*15.2" office:value-type="float" office:value="45600">
            <text:p>4560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J30:Hoja1.K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6T01:43:01</meta:creation-date>
    <dc:date>2016-10-03T13:53:18</dc:date>
    <meta:editing-duration>PT13M11S</meta:editing-duration>
    <meta:editing-cycles>4</meta:editing-cycles>
    <meta:generator>LibreOffice/3.5$Linux_x86 LibreOffice_project/350m1$Build-2</meta:generator>
    <dc:creator>francotripodi </dc:creator>
    <meta:document-statistic meta:table-count="3" meta:cell-count="339" meta:object-count="0"/>
  </office:meta>
</office:document-meta>
</file>